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textarea-vertical-align="top" fo:min-height="3.17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1-title">
      <style:graphic-properties draw:textarea-vertical-align="top" fo:min-height="6.013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r5" style:family="presentation" style:parent-style-name="Default2-title">
      <style:graphic-properties draw:textarea-vertical-align="top" fo:min-height="6.839cm"/>
    </style:style>
    <style:style style:name="pr6" style:family="presentation" style:parent-style-name="Default2-notes">
      <style:graphic-properties draw:fill-color="#ffffff" draw:auto-grow-height="true" fo:min-height="12.572cm"/>
    </style:style>
    <style:style style:name="pr7" style:family="presentation" style:parent-style-name="Default3-title">
      <style:graphic-properties draw:textarea-vertical-align="top" fo:min-height="11.43cm"/>
    </style:style>
    <style:style style:name="pr8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line-height="100%" fo:text-align="start" fo:text-indent="0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margin-left="0cm" fo:margin-right="0cm" fo:line-height="100%" fo:text-align="start" fo:text-indent="0cm"/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ffffff" style:font-name="Segoe UI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font-name="Segoe UI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Liberation Sans Narrow" fo:font-size="36pt" fo:language="en" fo:country="US" fo:text-shadow="none" fo:font-weight="bold" style:font-name-asian="Arial1" style:font-size-asian="36pt" style:language-asian="en" style:country-asian="US" style:font-weight-asian="bold" style:font-name-complex="Arial1" style:font-size-complex="36pt" style:language-complex="ar" style:country-complex="SA" style:font-weight-complex="bold"/>
    </style:style>
    <style:style style:name="T7" style:family="text">
      <style:text-properties fo:color="#ffffff" style:font-name="Segoe UI" fo:font-size="24pt" fo:text-shadow="1pt 1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4.183cm" svg:height="3.174cm" svg:x="1.725cm" svg:y="0.636cm" presentation:class="title" presentation:user-transformed="true">
          <draw:text-box>
            <text:p text:style-name="P1"><text:span text:style-name="T1">HYMN #789</text:span><text:span text:style-name="T2"><text:line-break/></text:span><text:span text:style-name="T3">”Praise and Thanksgiving”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9">
        <draw:frame presentation:style-name="pr3" draw:text-style-name="P4" draw:layer="layout" svg:width="25.4cm" svg:height="6.013cm" svg:x="1.524cm" svg:y="0.762cm" presentation:class="title" presentation:user-transformed="true">
          <draw:text-box>
            <text:p text:style-name="P4"><text:span text:style-name="T5">1. Praise and thanksgiving, Father, we offer. <text:s text:c="3"/></text:span><text:span text:style-name="T5"><text:line-break/></text:span><text:span text:style-name="T5"> <text:s text:c="3"/>For all things living, Created good: <text:s text:c="4"/></text:span><text:span text:style-name="T5"><text:line-break/></text:span><text:span text:style-name="T5"> <text:s text:c="3"/>Harvest of sown fields, Fruits of the orchard,</text:span><text:span text:style-name="T5"><text:line-break/></text:span><text:span text:style-name="T5"> <text:s text:c="3"/>Hay from the mown fields, Blossom and wo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19">
        <draw:frame presentation:style-name="pr5" draw:text-style-name="P5" draw:layer="layout" svg:width="24.701cm" svg:height="6.839cm" svg:x="1.461cm" svg:y="1.035cm" presentation:class="title" presentation:user-transformed="true">
          <draw:text-box>
            <text:p text:style-name="P5"><text:span text:style-name="T6">2. Bless, Lord, the labor We bring to serve You</text:span><text:span text:style-name="T6"><text:line-break/></text:span><text:span text:style-name="T6"> <text:s text:c="3"/>That with our neighbors <text:s/>We may be fed.</text:span><text:span text:style-name="T6"><text:line-break/></text:span><text:span text:style-name="T6"> <text:s text:c="3"/>Sowing or tilling, We would work with You,</text:span><text:span text:style-name="T6"><text:line-break/></text:span><text:span text:style-name="T6"> <text:s text:c="3"/>Harvesting, milling. <text:s/>For daily brea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19">
        <draw:frame presentation:style-name="pr7" draw:text-style-name="P7" draw:layer="layout" svg:width="23.368cm" svg:height="12.043cm" svg:x="2.032cm" svg:y="0.762cm" presentation:class="title" presentation:user-transformed="true">
          <draw:text-box>
            <text:p text:style-name="P6"><text:span text:style-name="T5">3. Father, providing Food for Your children,</text:span><text:span text:style-name="T5"><text:line-break/></text:span><text:span text:style-name="T5"> <text:s text:c="3"/>By Your wise guiding Teach us to share <text:s/></text:span><text:span text:style-name="T5"><text:line-break/></text:span><text:span text:style-name="T5"> <text:s text:c="3"/>One with another, So that, rejoicing <text:s/></text:span><text:span text:style-name="T5"><text:line-break/></text:span><text:span text:style-name="T5"> <text:s text:c="3"/>With us, all others May know Your care.</text:span><text:span text:style-name="T5"><text:line-break/></text:span><text:span text:style-name="T7"><text:line-break/></text:span><text:span text:style-name="T7"> <text:s text:c="3"/></text:span><text:span text:style-name="T7"><text:line-break/></text:span><text:span text:style-name="T7"> <text:s text:c="4"/></text:span><text:span text:style-name="T8">© 1987 Oxford University Press. </text:span><text:span text:style-name="T8"><text:line-break/></text:span><text:span text:style-name="T8"> <text:s text:c="5"/>Used by permission: </text:span><text:span text:style-name="T8"><text:line-break/></text:span><text:span text:style-name="T8"> <text:s text:c="5"/>LSB Hymn License </text:span><text:span text:style-name="T8"><text:line-break/></text:span><text:span text:style-name="T8"> <text:s text:c="5"/>.NET, no. 100011038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style:font-pitch="variable" fo:font-size="9pt" fo:language="en" fo:country="US" style:font-name-asian="Segoe UI" style:font-family-asian="'Segoe UI'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swiss" style:font-pitch="variable" fo:font-size="10.5pt" fo:language="en" fo:country="US" fo:font-weight="bold" style:font-name-asian="Segoe UI" style:font-family-asian="'Segoe UI'" style:font-family-generic-asian="swiss" style:font-pitch-asian="variable" style:font-size-asian="10.5pt" style:language-asian="en" style:country-asian="US" style:font-weight-asian="bold" style:font-name-complex="Segoe UI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6T17:16:30.83</meta:creation-date>
    <meta:editing-duration>PT7M45S</meta:editing-duration>
    <meta:editing-cycles>5</meta:editing-cycles>
    <dc:title>church service template 11AU13</dc:title>
    <meta:generator>LibreOffice/6.1.3.2$Windows_X86_64 LibreOffice_project/86daf60bf00efa86ad547e59e09d6bb77c699acb</meta:generator>
    <dc:date>2019-01-17T21:30:19.763000000</dc:date>
    <meta:document-statistic meta:object-count="81"/>
    <meta:template xlink:type="simple" xlink:actuate="onRequest" xlink:title="church service template 11AU13" xlink:href="../../AppData/Roaming/LibreOffice/4/user/template/Presentation%20Backgrounds/church%20service%20template%2011AU13.otp" meta:date="2013-11-06T17:16:30.680000000"/>
  </office:meta>
</office:document-meta>
</file>